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b55a4" officeooo:paragraph-rsid="001b55a4"/>
    </style:style>
    <style:style style:name="P2" style:family="paragraph" style:parent-style-name="Preformatted_20_Text">
      <style:text-properties officeooo:rsid="001b55a4" officeooo:paragraph-rsid="0021617e"/>
    </style:style>
    <style:style style:name="P3" style:family="paragraph" style:parent-style-name="Preformatted_20_Text">
      <style:text-properties officeooo:rsid="001b55a4" officeooo:paragraph-rsid="00233eb1"/>
    </style:style>
    <style:style style:name="P4" style:family="paragraph" style:parent-style-name="Preformatted_20_Text">
      <style:text-properties officeooo:rsid="001b55a4" officeooo:paragraph-rsid="00254369"/>
    </style:style>
    <style:style style:name="P5" style:family="paragraph" style:parent-style-name="Preformatted_20_Text">
      <style:text-properties officeooo:paragraph-rsid="00233eb1"/>
    </style:style>
    <style:style style:name="P6" style:family="paragraph" style:parent-style-name="Preformatted_20_Text">
      <style:text-properties officeooo:paragraph-rsid="00254369"/>
    </style:style>
    <style:style style:name="P7" style:family="paragraph" style:parent-style-name="Preformatted_20_Text">
      <style:text-properties officeooo:rsid="002845b2" officeooo:paragraph-rsid="002845b2"/>
    </style:style>
    <style:style style:name="P8" style:family="paragraph" style:parent-style-name="Preformatted_20_Text">
      <style:text-properties officeooo:rsid="002845b2" officeooo:paragraph-rsid="0028e068"/>
    </style:style>
    <style:style style:name="P9" style:family="paragraph" style:parent-style-name="Preformatted_20_Text">
      <style:text-properties officeooo:rsid="002845b2" officeooo:paragraph-rsid="002a7148"/>
    </style:style>
    <style:style style:name="P10" style:family="paragraph" style:parent-style-name="Preformatted_20_Text">
      <style:text-properties officeooo:rsid="002845b2" officeooo:paragraph-rsid="00323e94"/>
    </style:style>
    <style:style style:name="P11" style:family="paragraph" style:parent-style-name="Preformatted_20_Text">
      <style:text-properties officeooo:rsid="00323e94" officeooo:paragraph-rsid="00323e94"/>
    </style:style>
    <style:style style:name="P12" style:family="paragraph" style:parent-style-name="Preformatted_20_Text">
      <style:text-properties officeooo:rsid="00340ba3" officeooo:paragraph-rsid="00340ba3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in" style:contextual-spacing="false"/>
    </style:style>
    <style:style style:name="P15" style:family="paragraph" style:parent-style-name="Preformatted_20_Text">
      <style:paragraph-properties fo:margin-top="0in" fo:margin-bottom="0in" style:contextual-spacing="false"/>
      <style:text-properties officeooo:paragraph-rsid="001b55a4"/>
    </style:style>
    <style:style style:name="P16" style:family="paragraph" style:parent-style-name="Preformatted_20_Text">
      <style:paragraph-properties fo:margin-top="0in" fo:margin-bottom="0in" style:contextual-spacing="false"/>
      <style:text-properties officeooo:rsid="001b55a4" officeooo:paragraph-rsid="001b55a4"/>
    </style:style>
    <style:style style:name="P17" style:family="paragraph" style:parent-style-name="Preformatted_20_Text">
      <style:paragraph-properties fo:margin-top="0in" fo:margin-bottom="0in" style:contextual-spacing="false"/>
      <style:text-properties officeooo:rsid="001b55a4" officeooo:paragraph-rsid="003365da"/>
    </style:style>
    <style:style style:name="P18" style:family="paragraph" style:parent-style-name="Preformatted_20_Text">
      <style:paragraph-properties fo:margin-top="0in" fo:margin-bottom="0in" style:contextual-spacing="false"/>
      <style:text-properties officeooo:rsid="001e31ef" officeooo:paragraph-rsid="001e31ef"/>
    </style:style>
    <style:style style:name="P19" style:family="paragraph" style:parent-style-name="Preformatted_20_Text">
      <style:paragraph-properties fo:margin-top="0in" fo:margin-bottom="0in" style:contextual-spacing="false"/>
      <style:text-properties officeooo:rsid="00272e74" officeooo:paragraph-rsid="00272e74"/>
    </style:style>
    <style:style style:name="P20" style:family="paragraph" style:parent-style-name="Preformatted_20_Text">
      <style:paragraph-properties fo:margin-top="0in" fo:margin-bottom="0in" style:contextual-spacing="false"/>
      <style:text-properties officeooo:rsid="003365da" officeooo:paragraph-rsid="003365da"/>
    </style:style>
    <style:style style:name="P21" style:family="paragraph" style:parent-style-name="Standard">
      <style:paragraph-properties fo:margin-top="0in" fo:margin-bottom="0in" style:contextual-spacing="false"/>
      <style:text-properties officeooo:rsid="00249352" officeooo:paragraph-rsid="003365da"/>
    </style:style>
    <style:style style:name="P22" style:family="paragraph" style:parent-style-name="Standard">
      <style:text-properties officeooo:rsid="001b55a4" officeooo:paragraph-rsid="001b55a4"/>
    </style:style>
    <style:style style:name="P23" style:family="paragraph" style:parent-style-name="Standard">
      <style:text-properties officeooo:rsid="00233eb1" officeooo:paragraph-rsid="00233eb1"/>
    </style:style>
    <style:style style:name="P24" style:family="paragraph" style:parent-style-name="Standard">
      <style:text-properties officeooo:rsid="00254369" officeooo:paragraph-rsid="00254369"/>
    </style:style>
    <style:style style:name="P25" style:family="paragraph" style:parent-style-name="Standard">
      <style:text-properties officeooo:rsid="00254369" officeooo:paragraph-rsid="00355227"/>
    </style:style>
    <style:style style:name="P26" style:family="paragraph" style:parent-style-name="Standard">
      <style:text-properties fo:font-weight="normal" officeooo:rsid="00254369" officeooo:paragraph-rsid="00254369" style:font-weight-asian="normal" style:font-weight-complex="normal"/>
    </style:style>
    <style:style style:name="P27" style:family="paragraph" style:parent-style-name="Standard">
      <style:text-properties fo:font-weight="bold" officeooo:rsid="00254369" officeooo:paragraph-rsid="00254369" style:font-weight-asian="bold" style:font-weight-complex="bold"/>
    </style:style>
    <style:style style:name="P28" style:family="paragraph" style:parent-style-name="Standard">
      <style:text-properties fo:font-weight="bold" officeooo:rsid="00340ba3" officeooo:paragraph-rsid="00340ba3" style:font-weight-asian="bold" style:font-weight-complex="bold"/>
    </style:style>
    <style:style style:name="P29" style:family="paragraph" style:parent-style-name="Standard">
      <style:text-properties officeooo:rsid="002c354d" officeooo:paragraph-rsid="00323e94"/>
    </style:style>
    <style:style style:name="P30" style:family="paragraph" style:parent-style-name="Standard">
      <style:text-properties officeooo:rsid="002f5b44" officeooo:paragraph-rsid="00323e94"/>
    </style:style>
    <style:style style:name="P31" style:family="paragraph" style:parent-style-name="Standard">
      <style:text-properties officeooo:rsid="002845b2" officeooo:paragraph-rsid="00254369"/>
    </style:style>
    <style:style style:name="P32" style:family="paragraph" style:parent-style-name="Standard">
      <style:text-properties officeooo:rsid="00323e94" officeooo:paragraph-rsid="00323e94"/>
    </style:style>
    <style:style style:name="P33" style:family="paragraph" style:parent-style-name="Standard">
      <style:text-properties officeooo:paragraph-rsid="00249352"/>
    </style:style>
    <style:style style:name="P34" style:family="paragraph" style:parent-style-name="Standard">
      <style:text-properties officeooo:rsid="001b55a4" officeooo:paragraph-rsid="001b55a4"/>
    </style:style>
    <style:style style:name="P35" style:family="paragraph" style:parent-style-name="Preformatted_20_Text" style:list-style-name="L1"/>
    <style:style style:name="P36" style:family="paragraph" style:parent-style-name="Preformatted_20_Text" style:list-style-name="L1">
      <style:text-properties officeooo:rsid="00340ba3" officeooo:paragraph-rsid="00340ba3"/>
    </style:style>
    <style:style style:name="P37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1b55a4"/>
    </style:style>
    <style:style style:name="T2" style:family="text">
      <style:text-properties officeooo:rsid="00213cf3"/>
    </style:style>
    <style:style style:name="T3" style:family="text">
      <style:text-properties officeooo:rsid="00233eb1"/>
    </style:style>
    <style:style style:name="T4" style:family="text">
      <style:text-properties officeooo:rsid="00249352"/>
    </style:style>
    <style:style style:name="T5" style:family="text">
      <style:text-properties officeooo:rsid="0025436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8e068"/>
    </style:style>
    <style:style style:name="T8" style:family="text">
      <style:text-properties officeooo:rsid="002a7148"/>
    </style:style>
    <style:style style:name="T9" style:family="text">
      <style:text-properties officeooo:rsid="002b66c4"/>
    </style:style>
    <style:style style:name="T10" style:family="text">
      <style:text-properties officeooo:rsid="002db651"/>
    </style:style>
    <style:style style:name="T11" style:family="text">
      <style:text-properties officeooo:rsid="003101eb"/>
    </style:style>
    <style:style style:name="T12" style:family="text">
      <style:text-properties officeooo:rsid="003365da"/>
    </style:style>
    <style:style style:name="T13" style:family="text">
      <style:text-properties officeooo:rsid="00355227"/>
    </style:style>
    <style:style style:name="T14" style:family="text">
      <style:text-properties officeooo:rsid="00371b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5">sudo apt-get install build-essential </text:p>
      <text:p text:style-name="P15"><text:span text:style-name="T1">sudo apt-get install </text:span>python-dev </text:p>
      <text:p text:style-name="P15"><text:span text:style-name="T1">sudo apt-get install </text:span>python-pip</text:p>
      <text:p text:style-name="P18">sudo apt-get install python-numpy</text:p>
      <text:p text:style-name="P18"/>
      <text:p text:style-name="P2"><text:span text:style-name="Source_20_Text">sudo apt-get --force-yes -y install python-dev libncurses5-dev libssl-dev libzmq-dev libgsl0-dev openjdk-6-jdk libxml2 libxslt1.1 libxslt1-dev ant git subversion build-essential zlib1g-dev libpng12-dev libfreetype6-dev mpich2 libreadline-dev gfortran unzip libmysqlclient18 libmysqlclient-dev ghc sqlite3 libsqlite3-dev libc6-i386 libbz2-dev tcl-dev tk-dev r-base r-base-dev libatlas-dev libatlas-base-dev liblapack-dev swig libhdf5-serial-dev</text:span></text:p>
      <text:p text:style-name="Standard"/>
      <text:p text:style-name="Standard"/>
      <text:p text:style-name="Standard">// <text:span text:style-name="T1">Be sure this command returns python version is (2.7.0 &lt; version &lt; 3.0.0)</text:span></text:p>
      <text:p text:style-name="P13">python –-version</text:p>
      <text:p text:style-name="P19">sudo pip install Cython</text:p>
      <text:p text:style-name="P20">sudo pip install h5py</text:p>
      <text:p text:style-name="P14"><text:span text:style-name="T2">sudo </text:span>pip install qiime</text:p>
      <text:p text:style-name="P14"/>
      <text:p text:style-name="P16">//Test the installation</text:p>
      <text:p text:style-name="P14">print_qiime_config.py -t</text:p>
      <text:p text:style-name="P22"/>
      <text:p text:style-name="P32">##### HERE IS STUFF FOR RDP CLASSIFICATION IF NOT DOING FULL INSTALL ######</text:p>
      <text:p text:style-name="P32">Download Files:</text:p>
      <text:p text:style-name="P29">wget http://sourceforge.net/projects/rdp-classifier/files/rdp-classifier/rdp_classifier_2.2.zip/download -<text:span text:style-name="T10">O RDP_DOWNLOAD</text:span></text:p>
      <text:p text:style-name="P29"/>
      <text:p text:style-name="P32">Unzip them into /usr/local:</text:p>
      <text:p text:style-name="P30"><text:span text:style-name="T12">sudo </text:span>unzip R<text:span text:style-name="T12">DP</text:span>_DOWNLOAD -d /<text:span text:style-name="T11">usr/local</text:span></text:p>
      <text:p text:style-name="P22"/>
      <text:p text:style-name="P32">##### HERE STARTS R STUFF ####</text:p>
      <text:p text:style-name="P32"/>
      <text:p text:style-name="P10"><text:span text:style-name="T12">###</text:span>Add the following line to /etc/apt/sources.list :</text:p>
      <text:p text:style-name="P10"><text:span text:style-name="Source_20_Text"><text:span text:style-name="T12">###</text:span></text:span><text:span text:style-name="Source_20_Text">deb http://cran.rstudio.com/bin/linux/ubuntu trusty/ <text:s text:c="3"/></text:span></text:p>
      <text:p text:style-name="P10"/>
      <text:p text:style-name="P21">echo -e 'deb http://cran.rstudio.com/bin/linux/ubuntu trusty/' | sudo tee --append /etc/apt/sources.list </text:p>
      <text:p text:style-name="P17"><text:span text:style-name="Source_20_Text">sudo apt-get -y update </text:span><text:span text:style-name="Source_20_Text"><text:span text:style-name="T4">&amp;&amp; sudo apt-get -y upgrade</text:span></text:span></text:p>
      <text:p text:style-name="P17"><text:span text:style-name="Source_20_Text"/></text:p>
      <text:p text:style-name="P10"><text:span text:style-name="Source_20_Text"><text:span text:style-name="T7">Then execute this command (adds secure key to cran for updates):</text:span></text:span></text:p>
      <text:p text:style-name="P10"><text:span text:style-name="Source_20_Text">sudo apt-key adv --keyserver keyserver.ubuntu.com --recv-keys E084DAB9</text:span></text:p>
      <text:p text:style-name="P22"/>
      <text:p text:style-name="P25">wget <text:s/><text:span text:style-name="T13">https://cran.r-project.org/src/contrib/Archive/Rcpp/Rcpp_0.12.4.tar.gz</text:span></text:p>
      <text:p text:style-name="P24">wget <text:s/>https://cran.r-project.org/src/contrib/plyr_1.8.3.tar.gz </text:p>
      <text:p text:style-name="P23">wget <text:s/>https://cran.r-project.org/src/contrib/ape_3.3.tar.gz </text:p>
      <text:p text:style-name="Standard"><text:span text:style-name="T3">wget <text:s/>https://cran.fhcrc.org/src/contrib/b</text:span>iom_0.3.12<text:span text:style-name="T3">.tar.gz</text:span></text:p>
      <text:p text:style-name="P24">wget <text:s/>https://cran.r-project.org/src/contrib/getopt_1.20.0.tar.gz</text:p>
      <text:p text:style-name="P23">wget <text:s/>https://cran.fhcrc.org/src/contrib/optparse_1.3.2.tar.gz</text:p>
      <text:p text:style-name="P23">wget <text:s/>https://cran.r-project.org/src/contrib/RColorBrewer_1.1-2.tar.gz</text:p>
      <text:p text:style-name="P23">wget <text:s/>https://cran.r-project.org/src/contrib/randomForest_4.6-12.tar.gz</text:p>
      <text:p text:style-name="P24">wget <text:s/>https://cran.r-project.org/src/contrib/permute_0.8-4.tar.gz</text:p>
      <text:p text:style-name="P23">wget <text:s/>https://cran.r-project.org/src/contrib/vegan_2.3-1.tar.gz</text:p>
      <text:p text:style-name="P23"><text:soft-page-break/></text:p>
      <text:p text:style-name="P23"/>
      <text:p text:style-name="P4"><text:span text:style-name="Source_20_Text"><text:span text:style-name="T3">sudo R CMD INSTALL Rcpp_0.12.4.tar.gz</text:span></text:span></text:p>
      <text:p text:style-name="P4"><text:span text:style-name="Source_20_Text"><text:span text:style-name="T3">sudo R CMD INSTALL plyr_1.8.3.tar.gz </text:span></text:span></text:p>
      <text:p text:style-name="P3"><text:span text:style-name="Source_20_Text"><text:span text:style-name="T3">sudo R CMD INSTALL ape_3.3.tar.gz</text:span></text:span></text:p>
      <text:p text:style-name="P3"><text:span text:style-name="Source_20_Text"><text:span text:style-name="T3">sudo R CMD INSTALL biom_0.3.12.tar.gz</text:span></text:span></text:p>
      <text:p text:style-name="P6"><text:span text:style-name="Source_20_Text"><text:span text:style-name="T3">sudo R CMD INSTALL getopt_1.20.0.tar.gz</text:span></text:span></text:p>
      <text:p text:style-name="P5"><text:span text:style-name="Source_20_Text"><text:span text:style-name="T3">sudo R CMD INSTALL optparse_1.3.2.tar.gz</text:span></text:span></text:p>
      <text:p text:style-name="P5"><text:span text:style-name="Source_20_Text"><text:span text:style-name="T3">sudo R CMD INSTALL RColorBrewer_1.1-2.tar.gz</text:span></text:span></text:p>
      <text:p text:style-name="Preformatted_20_Text"><text:span text:style-name="Source_20_Text"><text:span text:style-name="T3">sudo </text:span></text:span><text:span text:style-name="Source_20_Text">R CMD INSTALL randomForest_4.6-12.tar.gz</text:span></text:p>
      <text:p text:style-name="P4"><text:span text:style-name="Source_20_Text"><text:span text:style-name="T3">sudo R CMD INSTALL permute_0.8-4.tar.gz</text:span></text:span></text:p>
      <text:p text:style-name="P3"><text:span text:style-name="Source_20_Text"><text:span text:style-name="T3">sudo R CMD INSTALL vegan_2.3-1.tar.gz</text:span></text:span></text:p>
      <text:p text:style-name="P24">rm <text:span text:style-name="T6">*gz</text:span></text:p>
      <text:p text:style-name="P24"/>
      <text:p text:style-name="P28">PROCEDURE:</text:p>
      <text:p text:style-name="P28">Type sudo R at the command prompt and then type the following commands:</text:p>
      <text:p text:style-name="P12"/>
      <text:list xml:id="list2977761300057181132" text:style-name="L1">
        <text:list-item>
          <text:p text:style-name="P36">install.packages(c('ape', 'biom', 'optparse', 'RColorBrewer', 'randomForest', 'vegan'))</text:p>
        </text:list-item>
        <text:list-item>
          <text:p text:style-name="P35">source('http://bioconductor.org/biocLite.R')</text:p>
        </text:list-item>
        <text:list-item>
          <text:p text:style-name="P35">biocLite(c('DESeq2', 'metagenomeSeq', <text:span text:style-name="T14">'biomformat'</text:span>))</text:p>
        </text:list-item>
        <text:list-item>
          <text:p text:style-name="P37">q()</text:p>
        </text:list-item>
      </text:list>
      <text:p text:style-name="P28"/>
      <text:p text:style-name="P24"/>
      <text:p text:style-name="P31"/>
      <text:p text:style-name="P11">##################### HERE STARTS FULL INSTALL ###############################</text:p>
      <text:p text:style-name="P9"/>
      <text:p text:style-name="P9"/>
      <text:p text:style-name="P9"><text:span text:style-name="Source_20_Text"><text:span text:style-name="T8">Install pre-reqs:</text:span></text:span></text:p>
      <text:p text:style-name="P9"><text:span text:style-name="Source_20_Text"/></text:p>
      <text:p text:style-name="P9"><text:span text:style-name="Source_20_Text">sudo apt-get --force-yes -y install python-dev libncurses5-dev libssl-dev libzmq-dev libgsl0-dev openjdk-6-jdk libxml2 libxslt1.1 libxslt1-dev ant git subversion build-essential zlib1g-dev libpng12-dev libfreetype6-dev mpich2 libreadline-dev gfortran unzip libmysqlclient18 libmysqlclient-dev ghc sqlite3 libsqlite3-dev libc6-i386 libbz2-dev tcl-dev tk-dev r-base r-base-dev libatlas-dev libatlas-base-dev liblapack-dev swig libhdf5-serial-dev</text:span></text:p>
      <text:p text:style-name="P9"><text:span text:style-name="Source_20_Text"/></text:p>
      <text:p text:style-name="P8"><text:span text:style-name="Source_20_Text"/></text:p>
      <text:p text:style-name="P7"/>
      <text:p text:style-name="P1"/>
      <text:p text:style-name="P1"><text:span text:style-name="Source_20_Text">git clone git://github.com/qiime/qiime-deploy.git</text:span></text:p>
      <text:p text:style-name="Preformatted_20_Text"><text:span text:style-name="Source_20_Text">git clone git://github.com/qiime/qiime-deploy-conf.git</text:span></text:p>
      <text:p text:style-name="P13"><text:span text:style-name="Source_20_Text">cd qiime-deploy/</text:span></text:p>
      <text:p text:style-name="P1"><text:span text:style-name="Source_20_Text">python qiime-deploy.py /</text:span><text:span text:style-name="Source_20_Text"><text:span text:style-name="T9">usr</text:span></text:span><text:span text:style-name="Source_20_Text">/qiime_software/ -f $HOME/qiime-deploy-conf/qiime-1.9.1/qiime.conf --force-remove-failed-dirs</text:span></text:p>
      <text:p text:style-name="P13"><text:span text:style-name="Source_20_Text">source $HOME/.bashrc</text:span></text:p>
      <text:p text:style-name="P1"><text:span text:style-name="Source_20_Text">print_qiime_config.py -tf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2:09:51.501039310</meta:creation-date>
    <dc:date>2016-07-13T14:59:51.438297225</dc:date>
    <meta:editing-duration>PT3H20M58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345" meta:character-count="3628" meta:non-whitespace-character-count="3333"/>
  </office:meta>
</office:document-meta>
</file>